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F0000017FA0F9B2BDB0E46F5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023cm" svg:height="13.508cm" svg:x="1.4cm" svg:y="1.5cm">
          <draw:image xlink:href="Pictures/10000201000001FF0000017FA0F9B2BDB0E46F50.png" xlink:type="simple" xlink:show="embed" xlink:actuate="onLoad" loext:mime-type="image/png">
            <text:p/>
          </draw:image>
        </draw:frame>
        <draw:frame draw:style-name="gr2" draw:text-style-name="P2" draw:layer="layout" svg:width="6.602cm" svg:height="0.962cm" svg:x="1.9cm" svg:y="15.7cm">
          <draw:text-box>
            <text:p>Source: reference [1]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23T17:25:34.170451158</meta:creation-date>
    <dc:date>2025-08-25T17:46:00.947706580</dc:date>
    <meta:editing-duration>PT5M17S</meta:editing-duration>
    <meta:editing-cycles>3</meta:editing-cycles>
    <meta:generator>LibreOffice/6.4.7.2$Linux_X86_64 LibreOffice_project/40$Build-2</meta:generator>
    <meta:document-statistic meta:object-count="2"/>
  </office:meta>
</office:document-meta>
</file>